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/>
          <table:table-cell table:formula="oooc:=[.D32]+[.B33]" office:value-type="float" office:value="239">
            <text:p>239</text:p>
          </table:table-cell>
          <table:table-cell table:formula="oooc:=[.E32]+[.C33]" office:value-type="float" office:value="311.25">
            <text:p>311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884">
            <text:p>1188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4.7029288702929">
            <text:p>44.7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/>
          <table:table-cell table:formula="oooc:=[.D33]+[.B34]" office:value-type="float" office:value="239">
            <text:p>239</text:p>
          </table:table-cell>
          <table:table-cell table:formula="oooc:=[.E33]+[.C34]" office:value-type="float" office:value="311.25">
            <text:p>311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1885">
            <text:p>1188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4.7071129707113">
            <text:p>44.71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92">
            <text:p>8292</text:p>
          </table:table-cell>
          <table:table-cell table:style-name="Default" table:formula="oooc:=[.D33]/[.J37]" office:value-type="float" office:value="1.03444249257479">
            <text:p>1.03</text:p>
          </table:table-cell>
          <table:table-cell table:formula="oooc:=[.E37]/[.I33]" office:value-type="float" office:value="185.49120179708">
            <text:p>185.49</text:p>
          </table:table-cell>
          <table:table-cell table:style-name="ce1" table:formula="oooc:=TODAY()+([.G37]/[.F37])" office:value-type="date" office:date-value="2009-02-25T07:33:48.214526">
            <text:p>02/25/09</text:p>
          </table:table-cell>
          <table:table-cell/>
          <table:table-cell table:style-name="ce3" table:formula="oooc:=DAYS(NOW();[January.A4])" office:value-type="float" office:value="231.042326388888">
            <text:p>231.04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947875560674584">
            <text:p>0.95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3-28T17:48:07.054413">
            <text:p>03/28/09</text:p>
          </table:table-cell>
          <table:table-cell/>
          <table:table-cell table:style-name="ce3" table:formula="oooc:=DAYS(NOW();[January.A4])" office:value-type="float" office:value="231.042986111112">
            <text:p>231.04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45080836628824">
            <text:p>0.85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5-04T04:07:09.811518">
            <text:p>05/04/09</text:p>
          </table:table-cell>
          <table:table-cell/>
          <table:table-cell table:style-name="ce3" table:formula="oooc:=DAYS(NOW();[January.A4])" office:value-type="float" office:value="231.042986111112">
            <text:p>231.04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39491388537305">
            <text:p>0.64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4-17T04:09:33.357999">
            <text:p>04/17/09</text:p>
          </table:table-cell>
          <table:table-cell/>
          <table:table-cell table:style-name="ce3" table:formula="oooc:=DAYS(NOW();[January.A4])" office:value-type="float" office:value="231.042986111112">
            <text:p>231.04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8-30T01:01:54">
            <text:p>08/30/08</text:p>
          </table:table-cell>
          <table:table-cell table:formula="oooc:=DAYS(NOW();1/1/8)" office:value-type="float" office:value="39689.9179861111">
            <text:p>39689.9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414425045363431">
            <text:p>0.41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1-21T20:05:22.744681">
            <text:p>11/21/09</text:p>
          </table:table-cell>
          <table:table-cell/>
          <table:table-cell table:style-name="ce3" table:formula="oooc:=DAYS(NOW();[January.A4])" office:value-type="float" office:value="231.042986111112">
            <text:p>231.04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30">08/30/2008</text:date>, <text:time>01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8-30T01:01:54</dc:date>
    <meta:editing-cycles>186</meta:editing-cycles>
    <meta:editing-duration>P10DT1H41M45S</meta:editing-duration>
    <meta:user-defined meta:name="Info 1"/>
    <meta:user-defined meta:name="Info 2"/>
    <meta:user-defined meta:name="Info 3"/>
    <meta:user-defined meta:name="Info 4"/>
    <meta:document-statistic meta:table-count="8" meta:cell-count="2529"/>
  </office:meta>
</office:document-meta>
</file>